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84.000000000000000pt"/>
    </style:style>
    <style:style style:name="co2" style:family="table-column">
      <style:table-column-properties style:column-width="107.000000000000000pt"/>
    </style:style>
    <style:style style:name="co3" style:family="table-column">
      <style:table-column-properties style:column-width="100.750000000000000pt"/>
    </style:style>
    <style:style style:name="co4" style:family="table-column">
      <style:table-column-properties style:column-width="106.499999999968111pt"/>
    </style:style>
    <style:style style:name="ce1" style:family="table-cell">
      <style:table-cell-properties style:text-align-source="fix"/>
      <style:paragraph-properties fo:text-align="center"/>
    </style:style>
    <style:style style:name="ce2" style:data-style-name="N1" style:family="table-cell"/>
    <style:style style:name="ce3" style:data-style-name="N2" style:family="table-cell"/>
    <number:number-style style:name="N1">
      <number:number number:decimal-places="6" number:min-integer-digits="1"/>
    </number:number-style>
    <number:number-style style:name="N2">
      <number:number number:decimal-places="1" number:min-integer-digits="1"/>
    </number:number-style>
  </office:automatic-styles>
  <office:body>
    <office:spreadsheet>
      <table:calculation-settings/>
      <table:table table:name="Sheet1" table:style-name="ta1">
        <table:table-column table:style-name="co1"/>
        <table:table-column table:style-name="co2"/>
        <table:table-column table:style-name="co3"/>
        <table:table-column table:style-name="co4"/>
        <table:table-column/>
        <table:table-row>
          <table:table-cell office:value-type="string" office:string-value="Formulas" table:style-name="ce1">
            <text:p>Formulas</text:p>
          </table:table-cell>
          <table:table-cell office:value-type="string" office:string-value="x" table:style-name="ce1">
            <text:p>x</text:p>
          </table:table-cell>
          <table:table-cell office:value-type="string" office:string-value="f(x)" table:style-name="ce1">
            <text:p>f(x)</text:p>
          </table:table-cell>
          <table:table-cell office:value-type="string" office:string-value="x0" table:style-name="ce1">
            <text:p>x0</text:p>
          </table:table-cell>
        </table:table-row>
        <table:table-row>
          <table:table-cell office:value-type="string" office:string-value="x^3+x-3">
            <text:p>x^3+x-3</text:p>
          </table:table-cell>
          <table:table-cell office:value-type="float" office:value="1.21341167390347" table:style-name="ce2">
            <text:p>1.213412</text:p>
          </table:table-cell>
          <table:table-cell office:value-type="float" office:value="6.03532280172257e-08" table:formula="=[.B2]^3+[.B2]-3">
            <text:p>6.04E-08</text:p>
          </table:table-cell>
          <table:table-cell office:value-type="float" office:value="1" table:style-name="ce3">
            <text:p>1.0</text:p>
          </table:table-cell>
        </table:table-row>
        <table:table-row>
          <table:table-cell office:value-type="string" office:string-value="cos(x)+x-7">
            <text:p>cos(x)+x-7</text:p>
          </table:table-cell>
          <table:table-cell office:value-type="float" office:value="6.03150473535061" table:style-name="ce2">
            <text:p>6.031505</text:p>
          </table:table-cell>
          <table:table-cell office:value-type="float" office:value="8.87281544114174e-09" table:formula="=cos([.B3])+[.B3]-7">
            <text:p>8.87E-09</text:p>
          </table:table-cell>
          <table:table-cell office:value-type="float" office:value="6" table:style-name="ce3">
            <text:p>6.0</text:p>
          </table:table-cell>
        </table:table-row>
        <table:table-row>
          <table:table-cell office:value-type="string" office:string-value="x^3+2*x-1">
            <text:p>x^3+2*x-1</text:p>
          </table:table-cell>
          <table:table-cell office:value-type="float" office:value="0.453397646546364" table:style-name="ce2">
            <text:p>0.453398</text:p>
          </table:table-cell>
          <table:table-cell office:value-type="float" office:value="-1.30051446773694e-08" table:formula="=[.B4]^3+2*[.B4]-1">
            <text:p>-1.30E-08</text:p>
          </table:table-cell>
          <table:table-cell office:value-type="float" office:value="0" table:style-name="ce3">
            <text:p>0.0</text:p>
          </table:table-cell>
        </table:table-row>
        <table:table-row>
          <table:table-cell office:value-type="string" office:string-value="exp(x)-3-1/x">
            <text:p>exp(x)-3-1/x</text:p>
          </table:table-cell>
          <table:table-cell office:value-type="float" office:value="1" table:style-name="ce2">
            <text:p>1.000000</text:p>
          </table:table-cell>
          <table:table-cell office:value-type="float" office:value="-1.28171817154095" table:formula="=exp([.B5])-3-1/[.B5]">
            <text:p>-1.28171817</text:p>
          </table:table-cell>
          <table:table-cell office:value-type="float" office:value="-1" table:style-name="ce3">
            <text:p>-1.0</text:p>
          </table:table-cell>
          <table:table-cell office:value-type="string" office:string-value="Uncountable">
            <text:p>Uncountable</text:p>
          </table:table-cell>
        </table:table-row>
        <table:table-row>
          <table:table-cell office:value-type="string" office:string-value="2-x^2+x">
            <text:p>2-x^2+x</text:p>
          </table:table-cell>
          <table:table-cell office:value-type="float" office:value="-0.999999985098839" table:style-name="ce2">
            <text:p>-1.000000</text:p>
          </table:table-cell>
          <table:table-cell office:value-type="float" office:value="4.47034833594984e-08" table:formula="=2-[.B6]^2+[.B6]">
            <text:p>4.47E-08</text:p>
          </table:table-cell>
          <table:table-cell office:value-type="float" office:value="-1" table:style-name="ce3">
            <text:p>-1.0</text:p>
          </table:table-cell>
        </table:table-row>
        <table:table-row>
          <table:table-cell office:value-type="string" office:string-value="5*x-1+x^3">
            <text:p>5*x-1+x^3</text:p>
          </table:table-cell>
          <table:table-cell office:value-type="float" office:value="0.198437228798866" table:style-name="ce2">
            <text:p>0.198437</text:p>
          </table:table-cell>
          <table:table-cell office:value-type="float" office:value="7.29858076214332e-08" table:formula="=5*[.B7]-1+[.B7]^3">
            <text:p>7.30E-08</text:p>
          </table:table-cell>
          <table:table-cell office:value-type="float" office:value="0" table:style-name="ce3">
            <text:p>0.0</text:p>
          </table:table-cell>
        </table:table-row>
        <table:table-row>
          <table:table-cell office:value-type="string" office:string-value="exp(x)+x-4">
            <text:p>exp(x)+x-4</text:p>
          </table:table-cell>
          <table:table-cell office:value-type="float" office:value="1.0737289339304" table:style-name="ce2">
            <text:p>1.073729</text:p>
          </table:table-cell>
          <table:table-cell office:value-type="float" office:value="-1.42370595425725e-08" table:formula="=exp([.B8])+[.B8]-4">
            <text:p>-1.42E-08</text:p>
          </table:table-cell>
          <table:table-cell office:value-type="float" office:value="1" table:style-name="ce3">
            <text:p>1.0</text:p>
          </table:table-cell>
        </table:table-row>
        <table:table-row>
          <table:table-cell office:value-type="string" office:string-value="x^3+x-2">
            <text:p>x^3+x-2</text:p>
          </table:table-cell>
          <table:table-cell office:value-type="float" office:value="0.999999985098839" table:style-name="ce2">
            <text:p>1.000000</text:p>
          </table:table-cell>
          <table:table-cell office:value-type="float" office:value="-5.96046441092568e-08" table:formula="=[.B9]^3+[.B9]-2">
            <text:p>-5.96E-08</text:p>
          </table:table-cell>
          <table:table-cell office:value-type="float" office:value="1" table:style-name="ce3">
            <text:p>1.0</text:p>
          </table:table-cell>
        </table:table-row>
        <table:table-row>
          <table:table-cell office:value-type="string" office:string-value="x^3+3*x-1">
            <text:p>x^3+3*x-1</text:p>
          </table:table-cell>
          <table:table-cell office:value-type="float" office:value="0.322185352444649" table:style-name="ce2">
            <text:p>0.322185</text:p>
          </table:table-cell>
          <table:table-cell office:value-type="float" office:value="-7.22363224981868e-09" table:formula="=[.B10]^3+3*[.B10]-1">
            <text:p>-7.22E-09</text:p>
          </table:table-cell>
          <table:table-cell office:value-type="float" office:value="0" table:style-name="ce3">
            <text:p>0.0</text:p>
          </table:table-cell>
        </table:table-row>
        <table:table-row>
          <table:table-cell office:value-type="string" office:string-value="x^3+x-4">
            <text:p>x^3+x-4</text:p>
          </table:table-cell>
          <table:table-cell office:value-type="float" office:value="1.37879671156406" table:style-name="ce2">
            <text:p>1.378797</text:p>
          </table:table-cell>
          <table:table-cell office:value-type="float" office:value="7.66482982470125e-08" table:formula="=[.B11]^3+[.B11]-4">
            <text:p>7.66E-08</text:p>
          </table:table-cell>
          <table:table-cell office:value-type="float" office:value="1" table:style-name="ce3">
            <text:p>1.0</text:p>
          </table:table-cell>
        </table:table-row>
        <table:table-row>
          <table:table-cell office:value-type="string" office:string-value="sin(x)+x^3">
            <text:p>sin(x)+x^3</text:p>
          </table:table-cell>
          <table:table-cell office:value-type="float" office:value="1.49011611938477e-08" table:style-name="ce2">
            <text:p>1.490116E-08</text:p>
          </table:table-cell>
          <table:table-cell office:value-type="float" office:value="1.49011611938477e-08" table:formula="=sin([.B12])+[.B12]^3">
            <text:p>1.49E-08</text:p>
          </table:table-cell>
          <table:table-cell office:value-type="float" office:value="0" table:style-name="ce3">
            <text:p>0.0</text:p>
          </table:table-cell>
        </table:table-row>
        <table:table-row>
          <table:table-cell office:value-type="string" office:string-value="exp(x)+2*x^2-3">
            <text:p>exp(x)+2*x^2-3</text:p>
          </table:table-cell>
          <table:table-cell office:value-type="float" office:value="-1.15891627967358" table:style-name="ce2">
            <text:p>-1.158916</text:p>
          </table:table-cell>
          <table:table-cell office:value-type="float" office:value="-1.70328328748161e-08" table:formula="=exp([.B13])+2*[.B13]^2-3">
            <text:p>-1.70E-08</text:p>
          </table:table-cell>
          <table:table-cell office:value-type="float" office:value="-2" table:style-name="ce3">
            <text:p>-2.0</text:p>
          </table:table-cell>
        </table:table-row>
        <table:table-row>
          <table:table-cell office:value-type="string" office:string-value="2x+x^3-7">
            <text:p>2x+x^3-7</text:p>
          </table:table-cell>
          <table:table-cell office:value-type="float" office:value="1.56894640624523" table:style-name="ce2">
            <text:p>1.568946</text:p>
          </table:table-cell>
          <table:table-cell office:value-type="float" office:value="2.9964183916216e-08" table:formula="=2*[.B14]+[.B14]^3-7">
            <text:p>3.00E-08</text:p>
          </table:table-cell>
          <table:table-cell office:value-type="float" office:value="1" table:style-name="ce3">
            <text:p>1.0</text:p>
          </table:table-cell>
        </table:table-row>
        <table:table-row>
          <table:table-cell office:value-type="string" office:string-value="x^3+2*x-4">
            <text:p>x^3+2*x-4</text:p>
          </table:table-cell>
          <table:table-cell office:value-type="float" office:value="1.17950902879238" table:style-name="ce2">
            <text:p>1.179509</text:p>
          </table:table-cell>
          <table:table-cell office:value-type="float" office:value="2.58646002909528e-08" table:formula="=[.B15]^3+2*[.B15]-4">
            <text:p>2.59E-08</text:p>
          </table:table-cell>
          <table:table-cell office:value-type="float" office:value="1" table:style-name="ce3">
            <text:p>1.0</text:p>
          </table:table-cell>
        </table:table-row>
        <table:table-row>
          <table:table-cell office:value-type="string" office:string-value="sin(x)+2+x">
            <text:p>sin(x)+2+x</text:p>
          </table:table-cell>
          <table:table-cell office:value-type="float" office:value="-1.10606016218662" table:style-name="ce2">
            <text:p>-1.106060</text:p>
          </table:table-cell>
          <table:table-cell office:value-type="float" office:value="-6.48838550032158e-09" table:formula="=sin([.B16])+2+[.B16]">
            <text:p>-6.49E-09</text:p>
          </table:table-cell>
          <table:table-cell office:value-type="float" office:value="-2" table:style-name="ce3">
            <text:p>-2.0</text:p>
          </table:table-cell>
        </table:table-row>
        <table:table-row>
          <table:table-cell office:value-type="string" office:string-value="x^2+4x-2">
            <text:p>x^2+4x-2</text:p>
          </table:table-cell>
          <table:table-cell office:value-type="float" office:value="-4.44948975741863" table:style-name="ce2">
            <text:p>-4.449490</text:p>
          </table:table-cell>
          <table:table-cell office:value-type="float" office:value="7.16987911264511e-08" table:formula="=[.B17]^2+4*[.B17]-2">
            <text:p>7.17E-08</text:p>
          </table:table-cell>
          <table:table-cell office:value-type="float" office:value="-5" table:style-name="ce3">
            <text:p>-5.0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160.704847581113427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2</meta:editing-cycles>
    <dc:date>2021-10-03T15:17:52</dc:date>
    <meta:creation-date>2021-10-03T09:51:55</meta:creation-date>
    <dc:creator>Pavel</dc:creator>
  </office:meta>
</office:document-meta>
</file>